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3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1cm" fo:min-width="2.298cm"/>
    </style:style>
    <style:style style:name="gr6" style:family="graphic" style:parent-style-name="objectwithoutfill">
      <style:graphic-properties svg:stroke-width="0.102cm" svg:stroke-color="#8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102cm" svg:stroke-color="#000080" draw:marker-start-width="0.352cm" draw:marker-end-width="0.3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ize="18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53cm" svg:height="3.2cm" svg:x="1.772cm" svg:y="0.922cm">
          <text:p text:style-name="P1"><text:span text:style-name="T1"><text:s text:c="14"/>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controls" svg:x1="1.783cm" svg:y1="4.122cm" svg:x2="5.978cm" svg:y2="4.122cm">
          <text:p/>
        </draw:line>
        <draw:line draw:style-name="gr2" draw:text-style-name="P1" draw:layer="controls" svg:x1="1.787cm" svg:y1="4.118cm" svg:x2="1.787cm" svg:y2="0.257cm">
          <text:p/>
        </draw:line>
        <draw:frame draw:style-name="gr3" draw:text-style-name="P3" draw:layer="controls" svg:width="1.984cm" svg:height="0.962cm" svg:x="0.057cm" svg:y="3.883cm">
          <draw:text-box>
            <text:p><text:span text:style-name="T2">(0, 0)</text:span></text:p>
          </draw:text-box>
        </draw:frame>
        <draw:frame draw:style-name="gr4" draw:text-style-name="P3" draw:layer="controls" svg:width="1.912cm" svg:height="0.962cm" svg:x="4.581cm" svg:y="0.254cm">
          <draw:text-box>
            <text:p><text:span text:style-name="T2">(z, z)</text:span></text:p>
          </draw:text-box>
        </draw:frame>
        <draw:frame draw:style-name="gr5" draw:text-style-name="P3" draw:layer="controls" svg:width="2.798cm" svg:height="0.962cm" svg:x="0.016cm" svg:y="0.889cm">
          <draw:text-box>
            <text:p><text:span text:style-name="T2">(0, z)</text:span></text:p>
          </draw:text-box>
        </draw:frame>
        <draw:line draw:style-name="gr6" draw:text-style-name="P1" draw:layer="layout" svg:x1="1.787cm" svg:y1="0.962cm" svg:x2="4.708cm" svg:y2="4.137cm">
          <text:p/>
        </draw:line>
        <draw:frame draw:style-name="gr7" draw:layer="layout" svg:width="1.277cm" svg:height="0.962cm" svg:x="2.556cm" svg:y="4.445cm">
          <draw:text-box>
            <text:p>(a)</text:p>
          </draw:text-box>
        </draw:frame>
        <draw:custom-shape draw:style-name="gr1" draw:text-style-name="P2" draw:layer="layout" svg:width="2.953cm" svg:height="3.2cm" svg:x="9.446cm" svg:y="0.822cm">
          <text:p text:style-name="P1"><text:span text:style-name="T1"><text:s text:c="14"/>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468cm" svg:y1="0.889cm" svg:x2="12.389cm" svg:y2="0.889cm">
          <text:p/>
        </draw:line>
        <draw:frame draw:style-name="gr7" draw:layer="layout" svg:width="1.277cm" svg:height="0.962cm" svg:x="10.23cm" svg:y="4.345cm">
          <draw:text-box>
            <text:p>(b)</text:p>
          </draw:text-box>
        </draw:frame>
        <draw:line draw:style-name="gr2" draw:text-style-name="P1" draw:layer="layout" svg:x1="9.457cm" svg:y1="4.022cm" svg:x2="13.652cm" svg:y2="4.022cm">
          <text:p/>
        </draw:line>
        <draw:line draw:style-name="gr2" draw:text-style-name="P1" draw:layer="layout" svg:x1="9.461cm" svg:y1="4.018cm" svg:x2="9.461cm" svg:y2="0.157cm">
          <text:p/>
        </draw:line>
        <draw:frame draw:style-name="gr3" draw:text-style-name="P3" draw:layer="layout" svg:width="1.984cm" svg:height="0.962cm" svg:x="7.731cm" svg:y="3.783cm">
          <draw:text-box>
            <text:p><text:span text:style-name="T2">(0, 0)</text:span></text:p>
          </draw:text-box>
        </draw:frame>
        <draw:frame draw:style-name="gr4" draw:text-style-name="P3" draw:layer="layout" svg:width="1.912cm" svg:height="0.962cm" svg:x="12.255cm" svg:y="0.154cm">
          <draw:text-box>
            <text:p><text:span text:style-name="T2">(z, z)</text:span></text:p>
          </draw:text-box>
        </draw:frame>
        <draw:frame draw:style-name="gr5" draw:text-style-name="P3" draw:layer="layout" svg:width="2.798cm" svg:height="0.962cm" svg:x="7.69cm" svg:y="0.789cm">
          <draw:text-box>
            <text:p><text:span text:style-name="T2">(0, z)</text:span></text:p>
          </draw:text-box>
        </draw:frame>
        <draw:custom-shape draw:style-name="gr1" draw:text-style-name="P2" draw:layer="layout" svg:width="2.953cm" svg:height="3.2cm" svg:x="1.899cm" svg:y="5.875cm">
          <text:p text:style-name="P1"><text:span text:style-name="T1"><text:s text:c="14"/>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921cm" svg:y1="5.842cm" svg:x2="1.921cm" svg:y2="9.017cm">
          <text:p/>
        </draw:line>
        <draw:frame draw:style-name="gr7" draw:layer="layout" svg:width="1.243cm" svg:height="0.962cm" svg:x="2.683cm" svg:y="9.398cm">
          <draw:text-box>
            <text:p>(c)</text:p>
          </draw:text-box>
        </draw:frame>
        <draw:line draw:style-name="gr2" draw:text-style-name="P1" draw:layer="layout" svg:x1="1.91cm" svg:y1="9.075cm" svg:x2="6.105cm" svg:y2="9.075cm">
          <text:p/>
        </draw:line>
        <draw:line draw:style-name="gr2" draw:text-style-name="P1" draw:layer="layout" svg:x1="1.914cm" svg:y1="9.071cm" svg:x2="1.914cm" svg:y2="5.21cm">
          <text:p/>
        </draw:line>
        <draw:frame draw:style-name="gr3" draw:text-style-name="P3" draw:layer="layout" svg:width="1.984cm" svg:height="0.962cm" svg:x="0.184cm" svg:y="8.836cm">
          <draw:text-box>
            <text:p><text:span text:style-name="T2">(0, 0)</text:span></text:p>
          </draw:text-box>
        </draw:frame>
        <draw:frame draw:style-name="gr4" draw:text-style-name="P3" draw:layer="layout" svg:width="1.912cm" svg:height="0.962cm" svg:x="4.708cm" svg:y="5.207cm">
          <draw:text-box>
            <text:p><text:span text:style-name="T2">(z, z)</text:span></text:p>
          </draw:text-box>
        </draw:frame>
        <draw:frame draw:style-name="gr5" draw:text-style-name="P3" draw:layer="layout" svg:width="2.798cm" svg:height="0.962cm" svg:x="0.143cm" svg:y="5.842cm">
          <draw:text-box>
            <text:p><text:span text:style-name="T2">(0, z)</text:span></text:p>
          </draw:text-box>
        </draw:frame>
        <draw:custom-shape draw:style-name="gr1" draw:text-style-name="P2" draw:layer="layout" svg:width="2.953cm" svg:height="3.2cm" svg:x="9.573cm" svg:y="5.875cm">
          <text:p text:style-name="P1"><text:span text:style-name="T1"><text:s text:c="14"/></text:span></text:p>
          <draw:enhanced-geometry svg:viewBox="0 0 21600 21600" draw:type="rectangle" draw:enhanced-path="M 0 0 L 21600 0 21600 21600 0 21600 0 0 Z N"/>
        </draw:custom-shape>
        <draw:frame draw:style-name="gr7" draw:layer="layout" svg:width="1.277cm" svg:height="0.962cm" svg:x="10.357cm" svg:y="9.398cm">
          <draw:text-box>
            <text:p>(d)</text:p>
          </draw:text-box>
        </draw:frame>
        <draw:line draw:style-name="gr2" draw:text-style-name="P1" draw:layer="layout" svg:x1="9.584cm" svg:y1="9.075cm" svg:x2="13.779cm" svg:y2="9.075cm">
          <text:p/>
        </draw:line>
        <draw:line draw:style-name="gr2" draw:text-style-name="P1" draw:layer="layout" svg:x1="9.588cm" svg:y1="9.071cm" svg:x2="9.588cm" svg:y2="5.21cm">
          <text:p/>
        </draw:line>
        <draw:frame draw:style-name="gr3" draw:text-style-name="P3" draw:layer="layout" svg:width="1.984cm" svg:height="0.962cm" svg:x="7.858cm" svg:y="8.836cm">
          <draw:text-box>
            <text:p><text:span text:style-name="T2">(0, 0)</text:span></text:p>
          </draw:text-box>
        </draw:frame>
        <draw:frame draw:style-name="gr4" draw:text-style-name="P3" draw:layer="layout" svg:width="1.912cm" svg:height="0.962cm" svg:x="12.382cm" svg:y="5.207cm">
          <draw:text-box>
            <text:p><text:span text:style-name="T2">(z, z)</text:span></text:p>
          </draw:text-box>
        </draw:frame>
        <draw:frame draw:style-name="gr5" draw:text-style-name="P3" draw:layer="layout" svg:width="2.798cm" svg:height="0.962cm" svg:x="7.817cm" svg:y="5.842cm">
          <draw:text-box>
            <text:p><text:span text:style-name="T2">(0, z)</text:span></text:p>
          </draw:text-box>
        </draw:frame>
        <draw:line draw:style-name="gr6" draw:text-style-name="P1" draw:layer="layout" svg:x1="9.622cm" svg:y1="5.942cm" svg:x2="10.003cm" svg:y2="5.942cm">
          <text:p/>
        </draw:line>
        <draw:line draw:style-name="gr8" draw:text-style-name="P1" draw:layer="layout" svg:x1="9.976cm" svg:y1="6.35cm" svg:x2="9.976cm" svg:y2="5.842cm">
          <text:p/>
        </draw:line>
        <draw:line draw:style-name="gr6" draw:text-style-name="P1" draw:layer="layout" svg:x1="9.976cm" svg:y1="6.35cm" svg:x2="10.738cm" svg:y2="6.35cm">
          <text:p/>
        </draw:line>
        <draw:line draw:style-name="gr8" draw:text-style-name="P1" draw:layer="layout" svg:x1="10.738cm" svg:y1="7.239cm" svg:x2="10.738cm" svg:y2="6.35cm">
          <text:p/>
        </draw:line>
        <draw:line draw:style-name="gr6" draw:text-style-name="P1" draw:layer="layout" svg:x1="11.627cm" svg:y1="7.239cm" svg:x2="10.738cm" svg:y2="7.239cm">
          <text:p/>
        </draw:line>
        <draw:line draw:style-name="gr8" draw:text-style-name="P1" draw:layer="layout" svg:x1="11.627cm" svg:y1="8.128cm" svg:x2="11.627cm" svg:y2="7.239cm">
          <text:p/>
        </draw:line>
        <draw:line draw:style-name="gr6" draw:text-style-name="P1" draw:layer="layout" svg:x1="11.627cm" svg:y1="8.155cm" svg:x2="12.262cm" svg:y2="8.155cm">
          <text:p/>
        </draw:line>
        <draw:line draw:style-name="gr8" draw:text-style-name="P1" draw:layer="layout" svg:x1="12.262cm" svg:y1="9.017cm" svg:x2="12.262cm" svg:y2="8.128cm">
          <text:p/>
        </draw:line>
        <draw:line draw:style-name="gr6" draw:text-style-name="P1" draw:layer="layout" svg:x1="12.516cm" svg:y1="9.017cm" svg:x2="12.262cm" svg:y2="9.0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6cm" fo:margin-left="0.016cm" fo:margin-right="0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6T13:30:00</meta:creation-date>
    <dc:date>2013-05-03T10:47:28</dc:date>
    <meta:editing-duration>P1DT1H8M47S</meta:editing-duration>
    <meta:editing-cycles>9</meta:editing-cycles>
    <meta:generator>LibreOffice/3.5$MacOSX_x86 LibreOffice_project/e0fbe70-dcba98b-297ab39-994e618-0f858f0</meta:generator>
    <meta:document-statistic meta:object-count="40"/>
  </office:meta>
</office:document-meta>
</file>